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3300" loext:opacity="100%" officeooo:paragraph-rsid="00129de8"/>
    </style:style>
    <style:style style:name="P2" style:family="paragraph" style:parent-style-name="Standard">
      <style:text-properties fo:color="#003300" loext:opacity="100%" fo:font-size="16pt" officeooo:rsid="00147b15" officeooo:paragraph-rsid="00147b15" style:font-size-asian="16pt" style:font-size-complex="16pt"/>
    </style:style>
    <style:style style:name="P3" style:family="paragraph" style:parent-style-name="Standard">
      <style:text-properties fo:color="#003300" loext:opacity="100%" fo:font-size="16pt" officeooo:paragraph-rsid="00129de8" style:font-size-asian="16pt" style:font-size-complex="16pt"/>
    </style:style>
    <style:style style:name="P4" style:family="paragraph" style:parent-style-name="Standard">
      <style:text-properties fo:color="#003300" loext:opacity="100%" fo:font-size="16pt" fo:language="en" fo:country="US" officeooo:rsid="00147b15" officeooo:paragraph-rsid="00147b15" style:font-size-asian="16pt" style:font-size-complex="16pt"/>
    </style:style>
    <style:style style:name="P5" style:family="paragraph" style:parent-style-name="Standard">
      <style:text-properties fo:color="#003300" loext:opacity="100%" style:font-name="Arial" fo:font-size="16pt" officeooo:rsid="00147b15" officeooo:paragraph-rsid="00147b15" style:font-size-asian="16pt" style:font-size-complex="16pt"/>
    </style:style>
    <style:style style:name="P6" style:family="paragraph" style:parent-style-name="Standard">
      <style:text-properties fo:color="#003300" loext:opacity="100%" fo:font-size="16pt" fo:language="en" fo:country="US" officeooo:rsid="00147b15" officeooo:paragraph-rsid="00147b15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-color="#333300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="none" draw:fill-color="#00331a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style:text-position="super 58%"/>
    </style:style>
    <style:style style:name="T2" style:family="text">
      <style:text-properties style:font-name="Arial"/>
    </style:style>
    <style:style style:name="T3" style:family="text">
      <style:text-properties officeooo:rsid="0014e46e"/>
    </style:style>
    <style:style style:name="T4" style:family="text">
      <style:text-properties style:font-name="Liberation Sans" style:font-name-asian="Noto Serif CJK SC" style:font-name-complex="FreeSans1"/>
    </style:style>
    <style:style style:name="gr1" style:family="graphic">
      <style:graphic-properties draw:stroke="solid" draw:stroke-dash="Dash_20__28_Rounded_29_" svg:stroke-linecap="roun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_20__28_Rounded_29_" svg:stroke-linecap="round" draw:fill="none" draw:textarea-horizontal-align="justify" draw:textarea-vertical-align="middle" draw:auto-grow-height="false" fo:min-height="0.794cm" fo:min-width="1.8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Dash_20__28_Rounded_29_" svg:stroke-linecap="round" draw:fill="none" draw:textarea-horizontal-align="justify" draw:textarea-vertical-align="middle" draw:auto-grow-height="false" fo:min-height="1.141cm" fo:min-width="1.1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Dash_20__28_Rounded_29_" svg:stroke-linecap="round" draw:fill="none" draw:textarea-horizontal-align="justify" draw:textarea-vertical-align="middle" draw:auto-grow-height="false" fo:min-height="0.82cm" fo:min-width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stroke-dash="Dash_20__28_Rounded_29_" svg:stroke-linecap="round" draw:fill="none" draw:textarea-horizontal-align="justify" draw:textarea-vertical-align="middle" draw:auto-grow-height="false" fo:min-height="0.376cm" fo:min-width="0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Dash_20__28_Rounded_29_" svg:stroke-linecap="round" draw:fill="none" draw:textarea-horizontal-align="justify" draw:textarea-vertical-align="middle" draw:auto-grow-height="false" fo:min-height="0.36cm" fo:min-width="0.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Dash_20__28_Rounded_29_" svg:stroke-color="#cccccc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Dash_20__28_Rounded_29_" svg:stroke-color="#ff3333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Dash_20__28_Rounded_29_" svg:stroke-color="#ff0000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dash" draw:stroke-dash="Dash_20__28_Rounded_29_" svg:stroke-color="#ff3300" svg:stroke-linecap="round" draw:fill-color="#3333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none" draw:textarea-horizontal-align="justify" draw:textarea-vertical-align="middle" draw:auto-grow-height="false" fo:min-height="6.823cm" fo:min-width="8.6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cc0000" draw:marker-end="Arrow" draw:marker-end-width="0.176cm" draw:fill="none" draw:fill-color="#00331a" draw:textarea-horizontal-align="center" draw:textarea-vertical-align="middle" style:run-through="foreground"/>
    </style:style>
    <style:style style:name="gr16" style:family="graphic">
      <style:graphic-properties svg:stroke-color="#ffff00" draw:marker-end="Arrow" draw:marker-end-width="0.176cm" draw:fill="none" draw:fill-color="#00331a" draw:textarea-horizontal-align="center" draw:textarea-vertical-align="middle" style:run-through="foreground"/>
    </style:style>
    <style:style style:name="gr17" style:family="graphic">
      <style:graphic-properties draw:stroke="none" svg:stroke-color="#000000" draw:fill="none" draw:fill-color="#ffffff" fo:min-height="1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0000cc" draw:fill="none" draw:fill-color="#00331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000000" draw:marker-start="Arrow" draw:marker-start-width="0.176cm" draw:marker-end="Arrow" draw:marker-end-width="0.176cm" draw:fill="none" draw:fill-color="#00331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ff0000" draw:fill="none" draw:fill-color="#00331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7e0021" draw:fill="none" draw:fill-color="#ffffff" draw:textarea-horizontal-align="justify" draw:textarea-vertical-align="middle" draw:auto-grow-height="false" fo:min-height="2.808cm" fo:min-width="2.808cm" style:run-through="foreground"/>
    </style:style>
    <style:style style:name="gr24" style:family="graphic">
      <style:graphic-properties draw:fill="none" draw:textarea-horizontal-align="justify" draw:textarea-vertical-align="middle" draw:auto-grow-height="false" fo:min-height="0.72cm" fo:min-width="0.279cm" style:run-through="foreground"/>
    </style:style>
    <style:style style:name="gr25" style:family="graphic">
      <style:graphic-properties draw:fill-color="#ffffff" draw:textarea-horizontal-align="justify" draw:textarea-vertical-align="middle" draw:auto-grow-height="false" fo:min-height="3.995cm" fo:min-width="4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custom-shape text:anchor-type="paragraph" draw:z-index="0" draw:name="Shape 1" draw:style-name="gr25" draw:text-style-name="P16" svg:width="4.102cm" svg:height="3.996cm" svg:x="4.018cm" svg:y="1.812cm"><text:p/><draw:enhanced-geometry svg:viewBox="0 0 21600 21600" draw:type="rectangle" draw:enhanced-path="M 0 0 L 21600 0 21600 21600 0 21600 0 0 Z N"/></draw:custom-shape><draw:g text:anchor-type="paragraph" draw:z-index="1" draw:name="DrawObject1" draw:style-name="gr14"><draw:custom-shape draw:name="Shape 2" draw:style-name="gr23" draw:text-style-name="P15" svg:width="3.97cm" svg:height="3.97cm" svg:x="4.15cm" svg:y="4.8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4" draw:style-name="gr24" draw:text-style-name="P8" svg:width="0.556cm" svg:height="0.821cm" draw:transform="rotate (0.765501409924713) translate (5.92843055555556cm 6.82801388888889cm)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line text:anchor-type="paragraph" draw:z-index="2" draw:name="Line 1" draw:style-name="gr22" draw:text-style-name="P14" svg:x1="6.902cm" svg:y1="5.806cm" svg:x2="8.437cm" svg:y2="3.531cm"><text:p/></draw:line><draw:line text:anchor-type="paragraph" draw:z-index="3" draw:name="Line 2" draw:style-name="gr22" draw:text-style-name="P14" svg:x1="6.108cm" svg:y1="5.807cm" svg:x2="6.082cm" svg:y2="3.373cm"><text:p/></draw:line><draw:line text:anchor-type="paragraph" draw:z-index="4" draw:name="Line 3" draw:style-name="gr22" draw:text-style-name="P14" svg:x1="5.208cm" svg:y1="5.806cm" svg:x2="3.568cm" svg:y2="4.06cm"><text:p/></draw:line><draw:line text:anchor-type="paragraph" draw:z-index="5" draw:name="Line 4" draw:style-name="gr22" draw:text-style-name="P14" svg:x1="5.209cm" svg:y1="5.04cm" svg:x2="4.68cm" svg:y2="4.246cm"><text:p/></draw:line><draw:line text:anchor-type="paragraph" draw:z-index="6" draw:name="Line 5" draw:style-name="gr22" draw:text-style-name="P14" svg:x1="6.69cm" svg:y1="5.145cm" svg:x2="7.034cm" svg:y2="4.325cm"><text:p/></draw:line><draw:g text:anchor-type="paragraph" draw:z-index="7" draw:name="DrawObject2" draw:style-name="gr14"><draw:line draw:name="Line 6" draw:style-name="gr16" draw:text-style-name="P12" svg:x1="6.638cm" svg:y1="5.145cm" svg:x2="12.274cm" svg:y2="5.224cm"><text:p/></draw:line><draw:line draw:name="Line 7" draw:style-name="gr16" draw:text-style-name="P12" svg:x1="6.638cm" svg:y1="5.145cm" svg:x2="6.691cm" svg:y2="0.515cm"><text:p/></draw:line></draw:g><draw:ellipse text:anchor-type="paragraph" draw:z-index="8" draw:name="Elliptical arc 1" draw:style-name="gr21" draw:text-style-name="P12" svg:width="0.662cm" svg:height="0.609cm" svg:x="6.373cm" svg:y="4.919cm" draw:kind="arc" draw:start-angle="0" draw:end-angle="83.16"><text:p/></draw:ellipse><draw:line text:anchor-type="paragraph" draw:z-index="9" draw:name="Line 8" draw:style-name="gr20" draw:text-style-name="P12" svg:x1="6.082cm" svg:y1="6.574cm" svg:x2="6.691cm" svg:y2="5.145cm"><text:p/></draw:line><draw:line text:anchor-type="paragraph" draw:z-index="10" draw:name="Line 9" draw:style-name="gr19" draw:text-style-name="P12" svg:x1="6.294cm" svg:y1="5.992cm" svg:x2="9.945cm" svg:y2="8.876cm"><text:p/></draw:line><draw:line text:anchor-type="paragraph" draw:z-index="11" draw:name="Line 10" draw:style-name="gr19" draw:text-style-name="P12" svg:x1="6.902cm" svg:y1="5.145cm" svg:x2="9.945cm" svg:y2="6.547cm"><text:p/></draw:line><draw:line text:anchor-type="paragraph" draw:z-index="12" draw:name="Line 11" draw:style-name="gr19" draw:text-style-name="P12" svg:x1="4.15cm" svg:y1="6.786cm" svg:x2="6.081cm" svg:y2="6.574cm"><text:p/></draw:line><draw:line text:anchor-type="paragraph" draw:z-index="13" draw:name="Line 12" draw:style-name="gr19" draw:text-style-name="P12" svg:x1="5.103cm" svg:y1="6.574cm" svg:x2="2.272cm" svg:y2="9.934cm"><text:p/></draw:line><draw:frame text:anchor-type="paragraph" draw:z-index="14" draw:name="Text Frame 1" draw:style-name="gr18" draw:text-style-name="P13" svg:width="2.885cm" svg:height="0.976cm" svg:x="2.536cm" svg:y="9.934cm"><draw:text-box><text:p>r - radius</text:p></draw:text-box></draw:frame><draw:frame text:anchor-type="paragraph" draw:z-index="15" draw:name="Text Frame 2" draw:style-name="gr18" draw:text-style-name="P13" svg:width="2.885cm" svg:height="0.976cm" svg:x="9.945cm" svg:y="8.717cm"><draw:text-box><text:p>dist-distance</text:p></draw:text-box></draw:frame><draw:g text:anchor-type="paragraph" draw:z-index="17" draw:name="DrawObject 1" draw:style-name="gr14"><draw:line draw:name="Line 13" draw:style-name="gr16" draw:text-style-name="P12" svg:x1="6.638cm" svg:y1="5.145cm" svg:x2="12.274cm" svg:y2="5.224cm"><text:p/></draw:line><draw:line draw:name="Line 14" draw:style-name="gr16" draw:text-style-name="P12" svg:x1="6.638cm" svg:y1="5.145cm" svg:x2="6.691cm" svg:y2="0.515cm"><text:p/></draw:line></draw:g><draw:g text:anchor-type="paragraph" draw:z-index="18" draw:name="DrawObject 2" draw:style-name="gr14"><draw:line draw:name="Line 15" draw:style-name="gr15" draw:text-style-name="P12" svg:x1="6.082cm" svg:y1="6.447cm" svg:x2="15.184cm" svg:y2="6.574cm"><text:p/></draw:line><draw:line draw:name="Line 16" draw:style-name="gr15" draw:text-style-name="P12" svg:x1="6.082cm" svg:y1="6.448cm" svg:x2="6.167cm" svg:y2="-0.94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6" draw:name="Text Frame 3" draw:style-name="gr17" draw:text-style-name="P13" svg:width="7.938cm" svg:height="1.091cm" svg:x="9.945cm" svg:y="0.219cm"><draw:text-box><text:p>α<text:span text:style-name="T4"> </text:span><text:span text:style-name="T4">–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n</text:span><text:span text:style-name="T4">g</text:span><text:span text:style-name="T4">l</text:span><text:span text:style-name="T4">e</text:span><text:span text:style-name="T4"> </text:span><text:span text:style-name="T4">b</text:span><text:span text:style-name="T4">e</text:span><text:span text:style-name="T4">t</text:span><text:span text:style-name="T4">w</text:span><text:span text:style-name="T4">e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a</text:span><text:span text:style-name="T4">r</text:span><text:span text:style-name="T4">t</text:span><text:span text:style-name="T4">i</text:span><text:span text:style-name="T4">c</text:span><text:span text:style-name="T4">l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m</text:span><text:span text:style-name="T4">o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e</text:span><text:span text:style-name="T4">r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ist<text:span text:style-name="T1">2</text:span>=x<text:span text:style-name="T1">2</text:span>+y<text:span text:style-name="T1">2</text:span></text:p>
      <text:p text:style-name="P2">force = r / dist<text:span text:style-name="T1">2</text:span></text:p>
      <text:p text:style-name="P2">If dist &lt; r then velocity appears: </text:p>
      <text:p text:style-name="P2">vx = force * cos(<text:span text:style-name="T2">α) </text:span></text:p>
      <text:p text:style-name="P5">and </text:p>
      <text:p text:style-name="P5">vy = force * sin(α)</text:p>
      <text:p text:style-name="P2">But!</text:p>
      <text:p text:style-name="P4">If we want the particle to return to its original location, we need “gravity force”.</text:p>
      <text:p text:style-name="P4"><text:span text:style-name="T3">v</text:span>x = vx * gravity</text:p>
      <text:p text:style-name="P4">Well, next find new position with x and y:</text:p>
      <text:p text:style-name="P4">x = vx + (originalX – x) * ease, <text:span text:style-name="T3">and y – accordingly.</text:span></text:p>
      <text:p text:style-name="P4">where “ease” is coefficient that reduces the rate of the particle return!</text:p>
      <text:p text:style-name="P4"/>
      <text:p text:style-name="P4"/>
      <text:p text:style-name="P4"/>
      <text:p text:style-name="P4"/>
      <text:p text:style-name="P4"><draw:line text:anchor-type="paragraph" draw:z-index="23" draw:name="Line 19" draw:style-name="gr12" draw:text-style-name="P9" svg:x1="2.51cm" svg:y1="-0.489cm" svg:x2="2.616cm" svg:y2="11.946cm"><text:p/></draw:line><draw:line text:anchor-type="paragraph" draw:z-index="24" draw:name="Line 20" draw:style-name="gr12" draw:text-style-name="P9" svg:x1="2.907cm" svg:y1="-0.515cm" svg:x2="2.96cm" svg:y2="11.947cm"><text:p/></draw:line><draw:line text:anchor-type="paragraph" draw:z-index="25" draw:name="Line 21" draw:style-name="gr12" draw:text-style-name="P9" svg:x1="3.304cm" svg:y1="-0.489cm" svg:x2="3.436cm" svg:y2="11.946cm"><text:p/></draw:line><draw:line text:anchor-type="paragraph" draw:z-index="26" draw:name="Line 22" draw:style-name="gr12" draw:text-style-name="P9" svg:x1="3.648cm" svg:y1="-0.436cm" svg:x2="3.78cm" svg:y2="11.814cm"><text:p/></draw:line><draw:line text:anchor-type="paragraph" draw:z-index="27" draw:name="Line 23" draw:style-name="gr12" draw:text-style-name="P9" svg:x1="3.965cm" svg:y1="-0.515cm" svg:x2="4.071cm" svg:y2="11.788cm"><text:p/></draw:line><draw:line text:anchor-type="paragraph" draw:z-index="28" draw:name="Line 24" draw:style-name="gr12" draw:text-style-name="P9" svg:x1="4.283cm" svg:y1="-0.489cm" svg:x2="4.442cm" svg:y2="11.761cm"><text:p/></draw:line><draw:line text:anchor-type="paragraph" draw:z-index="29" draw:name="Line 25" draw:style-name="gr12" draw:text-style-name="P9" svg:x1="4.574cm" svg:y1="-0.462cm" svg:x2="4.786cm" svg:y2="11.762cm"><text:p/></draw:line><draw:line text:anchor-type="paragraph" draw:z-index="30" draw:name="Line 26" draw:style-name="gr12" draw:text-style-name="P9" svg:x1="4.785cm" svg:y1="-0.462cm" svg:x2="5.076cm" svg:y2="11.656cm"><text:p/></draw:line><draw:line text:anchor-type="paragraph" draw:z-index="31" draw:name="Line 27" draw:style-name="gr12" draw:text-style-name="P9" svg:x1="5.076cm" svg:y1="-0.462cm" svg:x2="5.288cm" svg:y2="11.735cm"><text:p/></draw:line><draw:line text:anchor-type="paragraph" draw:z-index="32" draw:name="Line 28" draw:style-name="gr12" draw:text-style-name="P9" svg:x1="5.447cm" svg:y1="-0.515cm" svg:x2="5.579cm" svg:y2="11.947cm"><text:p/></draw:line><draw:line text:anchor-type="paragraph" draw:z-index="33" draw:name="Line 29" draw:style-name="gr12" draw:text-style-name="P9" svg:x1="5.711cm" svg:y1="-0.542cm" svg:x2="5.896cm" svg:y2="11.946cm"><text:p/></draw:line><draw:line text:anchor-type="paragraph" draw:z-index="34" draw:name="Line 30" draw:style-name="gr12" draw:text-style-name="P9" svg:x1="6.055cm" svg:y1="-0.489cm" svg:x2="6.267cm" svg:y2="11.946cm"><text:p/></draw:line><draw:line text:anchor-type="paragraph" draw:z-index="35" draw:name="Line 31" draw:style-name="gr12" draw:text-style-name="P9" svg:x1="6.399cm" svg:y1="-0.462cm" svg:x2="6.505cm" svg:y2="11.947cm"><text:p/></draw:line><draw:line text:anchor-type="paragraph" draw:z-index="36" draw:name="Line 32" draw:style-name="gr12" draw:text-style-name="P9" svg:x1="6.796cm" svg:y1="-0.409cm" svg:x2="6.875cm" svg:y2="11.947cm"><text:p/></draw:line><draw:line text:anchor-type="paragraph" draw:z-index="37" draw:name="Line 33" draw:style-name="gr12" draw:text-style-name="P9" svg:x1="7.167cm" svg:y1="-0.436cm" svg:x2="7.22cm" svg:y2="11.947cm"><text:p/></draw:line><draw:line text:anchor-type="paragraph" draw:z-index="38" draw:name="Line 34" draw:style-name="gr12" draw:text-style-name="P9" svg:x1="7.378cm" svg:y1="-0.409cm" svg:x2="7.59cm" svg:y2="11.947cm"><text:p/></draw:line><draw:line text:anchor-type="paragraph" draw:z-index="39" draw:name="Line 35" draw:style-name="gr12" draw:text-style-name="P9" svg:x1="7.59cm" svg:y1="-0.409cm" svg:x2="7.908cm" svg:y2="11.947cm"><text:p/></draw:line><text:soft-page-break/></text:p>
      <text:p text:style-name="P4"><draw:custom-shape text:anchor-type="paragraph" draw:z-index="19" draw:name="Shape 3" draw:style-name="gr13" draw:text-style-name="P8" svg:width="13.733cm" svg:height="10.849cm" svg:x="2.404cm" svg:y="0.448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56" draw:name="Shape 7" draw:style-name="gr4" draw:text-style-name="P7" svg:width="0.821cm" svg:height="0.821cm" svg:x="5.447cm" svg:y="0.448cm"><text:p/><draw:enhanced-geometry svg:viewBox="0 0 21600 21600" draw:type="rectangle" draw:enhanced-path="M 0 0 L 21600 0 21600 21600 0 21600 0 0 Z N"/></draw:custom-shape><draw:custom-shape text:anchor-type="paragraph" draw:z-index="57" draw:name="Shape 8" draw:style-name="gr3" draw:text-style-name="P7" svg:width="1.142cm" svg:height="1.142cm" svg:x="6.055cm" svg:y="0.206cm"><text:p/><draw:enhanced-geometry svg:viewBox="0 0 21600 21600" draw:type="rectangle" draw:enhanced-path="M 0 0 L 21600 0 21600 21600 0 21600 0 0 Z N"/></draw:custom-shape></text:p>
      <text:p text:style-name="P3"><draw:line text:anchor-type="paragraph" draw:z-index="20" draw:name="Line 17" draw:style-name="gr12" draw:text-style-name="P9" svg:x1="2.14cm" svg:y1="0.167cm" svg:x2="18.597cm" svg:y2="0.141cm"><text:p/></draw:line><draw:line text:anchor-type="paragraph" draw:z-index="21" draw:name="Line 18" draw:style-name="gr12" draw:text-style-name="P9" svg:x1="2.14cm" svg:y1="0.696cm" svg:x2="18.624cm" svg:y2="0.617cm"><text:p/></draw:line></text:p>
      <text:p text:style-name="P1"><draw:line text:anchor-type="paragraph" draw:z-index="40" draw:name="Line 36" draw:style-name="gr11" draw:text-style-name="P11" svg:x1="2.166cm" svg:y1="0.416cm" svg:x2="18.544cm" svg:y2="0.495cm"><text:p/></draw:line></text:p>
      <text:p text:style-name="P1"><draw:line text:anchor-type="paragraph" draw:z-index="22" draw:name="Horizontal line 1" draw:style-name="gr12" draw:text-style-name="P9" svg:x1="2.007cm" svg:y1="4.11cm" svg:x2="18.411cm" svg:y2="4.11cm"><text:p/></draw:line><draw:line text:anchor-type="paragraph" draw:z-index="41" draw:name="Line 38" draw:style-name="gr10" draw:text-style-name="P10" svg:x1="3.03cm" svg:y1="11.58cm" svg:x2="10.126cm" svg:y2="11.592cm"><text:p/></draw:line><draw:line text:anchor-type="paragraph" draw:z-index="42" draw:name="Horizontal line 2" draw:style-name="gr9" draw:text-style-name="P9" svg:x1="3.007cm" svg:y1="11.688cm" svg:x2="9.694cm" svg:y2="11.688cm"><text:p/></draw:line><draw:line text:anchor-type="paragraph" draw:z-index="43" draw:name="Line 37" draw:style-name="gr9" draw:text-style-name="P9" svg:x1="2.983cm" svg:y1="11.857cm" svg:x2="8.961cm" svg:y2="11.785cm"><text:p/></draw:line><draw:line text:anchor-type="paragraph" draw:z-index="44" draw:name="Line 39" draw:style-name="gr8" draw:text-style-name="P9" svg:x1="3.572cm" svg:y1="11.952cm" svg:x2="10.187cm" svg:y2="11.904cm"><text:p/></draw:line><draw:line text:anchor-type="paragraph" draw:z-index="45" draw:name="Line 40" draw:style-name="gr7" draw:text-style-name="P9" svg:x1="2.429cm" svg:y1="11.47cm" svg:x2="10.763cm" svg:y2="11.458cm"><text:p/></draw:line><draw:line text:anchor-type="paragraph" draw:z-index="46" draw:name="Line 41" draw:style-name="gr7" draw:text-style-name="P9" svg:x1="2.429cm" svg:y1="11.47cm" svg:x2="10.763cm" svg:y2="11.458cm"><text:p/></draw:line><draw:line text:anchor-type="paragraph" draw:z-index="47" draw:name="Line 44" draw:style-name="gr7" draw:text-style-name="P9" svg:x1="2.466cm" svg:y1="12.096cm" svg:x2="10.8cm" svg:y2="12.084cm"><text:p/></draw:line><draw:line text:anchor-type="paragraph" draw:z-index="48" draw:name="Line 45" draw:style-name="gr7" draw:text-style-name="P9" svg:x1="2.466cm" svg:y1="12.096cm" svg:x2="10.8cm" svg:y2="12.084cm"><text:p/></draw:line><draw:line text:anchor-type="paragraph" draw:z-index="49" draw:name="Line 46" draw:style-name="gr7" draw:text-style-name="P9" svg:x1="2.538cm" svg:y1="12.289cm" svg:x2="10.872cm" svg:y2="12.277cm"><text:p/></draw:line><draw:line text:anchor-type="paragraph" draw:z-index="50" draw:name="Line 47" draw:style-name="gr7" draw:text-style-name="P9" svg:x1="2.538cm" svg:y1="12.289cm" svg:x2="10.872cm" svg:y2="12.277cm"><text:p/></draw:line><draw:line text:anchor-type="paragraph" draw:z-index="51" draw:name="Line 48" draw:style-name="gr7" draw:text-style-name="P9" svg:x1="2.538cm" svg:y1="12.289cm" svg:x2="10.872cm" svg:y2="12.277cm"><text:p/></draw:line><draw:line text:anchor-type="paragraph" draw:z-index="52" draw:name="Line 49" draw:style-name="gr7" draw:text-style-name="P9" svg:x1="2.201cm" svg:y1="11.58cm" svg:x2="3.03cm" svg:y2="11.58cm"><text:p/></draw:line><draw:line text:anchor-type="paragraph" draw:z-index="53" draw:name="Line 50" draw:style-name="gr7" draw:text-style-name="P9" svg:x1="2.129cm" svg:y1="11.702cm" svg:x2="2.958cm" svg:y2="11.702cm"><text:p/></draw:line><draw:custom-shape text:anchor-type="paragraph" draw:z-index="54" draw:name="Shape 5" draw:style-name="gr6" draw:text-style-name="P7" svg:width="0.361cm" svg:height="0.361cm" svg:x="2.995cm" svg:y="11.471cm"><text:p/><draw:enhanced-geometry svg:viewBox="0 0 21600 21600" draw:type="rectangle" draw:enhanced-path="M 0 0 L 21600 0 21600 21600 0 21600 0 0 Z N"/></draw:custom-shape><draw:custom-shape text:anchor-type="paragraph" draw:z-index="55" draw:name="Shape 6" draw:style-name="gr5" draw:text-style-name="P7" svg:width="0.376cm" svg:height="0.376cm" svg:x="3.404cm" svg:y="11.409cm"><text:p/><draw:enhanced-geometry svg:viewBox="0 0 21600 21600" draw:type="rectangle" draw:enhanced-path="M 0 0 L 21600 0 21600 21600 0 21600 0 0 Z N"/></draw:custom-shape><draw:custom-shape text:anchor-type="paragraph" draw:z-index="58" draw:name="Shape 9" draw:style-name="gr2" draw:text-style-name="P8" svg:width="3.664cm" svg:height="2.444cm" svg:x="6.796cm" svg:y="13.388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path text:anchor-type="paragraph" draw:z-index="59" draw:name="Bézier curve 1" draw:style-name="gr1" draw:text-style-name="P7" svg:width="0.568cm" svg:height="0.665cm" draw:transform="rotate (0.590270353024483) translate (7.91778007211833cm 16.5735170836997cm)" svg:viewBox="0 0 569 666" svg:d="M250 34c413-174 373 375 174 507l-182 125-181-171-61 57"><text:p/></draw:path><draw:path text:anchor-type="paragraph" draw:z-index="60" draw:name="Bézier curve 2" draw:style-name="gr1" draw:text-style-name="P7" svg:width="0.773cm" svg:height="0.727cm" draw:transform="rotate (2.88642551694822) translate (9.27099116180977cm 17.1538659954249cm)" svg:viewBox="0 0 774 728" svg:d="M431 728c162-15 411 35 325-358-82-378-474-464-659-270l-97 110"><text:p/></draw:path><draw:path text:anchor-type="paragraph" draw:z-index="61" draw:name="Bézier curve 3" draw:style-name="gr1" draw:text-style-name="P7" svg:width="1.169cm" svg:height="0.773cm" draw:transform="rotate (-1.5707963267949) translate (11.3400416666667cm 14.0123333333333cm)" svg:viewBox="0 0 1170 774" svg:d="M0 774c249-81 776-1 631-428-86-254-1111-152 41-223 813-49 467 473 102 468-352-5-446-307-529-550v-41"><text:p/></draw:path><draw:path text:anchor-type="paragraph" draw:z-index="62" draw:name="Bézier curve 4" draw:style-name="gr1" draw:text-style-name="P7" svg:width="0.29cm" svg:height="0.445cm" draw:transform="rotate (0.330216294477327) translate (9.02603310576595cm 16.0676842351865cm)" svg:viewBox="0 0 291 446" svg:d="M121 0c-61 113-284 544 93 420l77 26"><text:p/></draw:path><draw:path text:anchor-type="paragraph" draw:z-index="63" draw:name="Bézier curve 5" draw:style-name="gr1" draw:text-style-name="P7" svg:width="0.468cm" svg:height="0.552cm" svg:x="11.379cm" svg:y="13.785cm" svg:viewBox="0 0 469 553" svg:d="M0 5c517-74-79 777 429 488h40"><text:p/></draw:path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41cm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fo:font-size="10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font-size="10pt"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lodymyr Sypko</meta:initial-creator>
    <meta:creation-date>2023-07-09T07:29:50.280602144</meta:creation-date>
    <dc:date>2023-07-09T13:01:40.274789856</dc:date>
    <dc:creator>Volodymyr Sypko</dc:creator>
    <meta:editing-duration>PT59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77" meta:character-count="379" meta:non-whitespace-character-count="309"/>
  </office:meta>
</office:document-meta>
</file>